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MBX10" svg:font-family="CMBX10"/>
    <style:font-face style:name="CMR10" svg:font-family="CMR10"/>
    <style:font-face style:name="CMSL10" svg:font-family="CMSL10"/>
    <style:font-face style:name="CMSY10" svg:font-family="CMSY10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5.9861in" style:page-number="auto" table:align="right" style:writing-mode="lr-tb"/>
    </style:style>
    <style:style style:name="Table1.A" style:family="table-column">
      <style:table-column-properties style:column-width="5.986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99in" fo:padding-right="0.0799in" fo:padding-top="0in" fo:padding-bottom="0in" fo:border-left="none" fo:border-right="none" fo:border-top="none" fo:border-bottom="0.0069in solid #00000a"/>
    </style:style>
    <style:style style:name="Table1.A2" style:family="table-cell">
      <style:table-cell-properties fo:padding-left="0.0799in" fo:padding-right="0.0799in" fo:padding-top="0in" fo:padding-bottom="0in" fo:border-left="none" fo:border-right="none" fo:border-top="0.0069in solid #00000a" fo:border-bottom="none"/>
    </style:style>
    <style:style style:name="Table2" style:family="table">
      <style:table-properties style:width="5.9861in" fo:margin-left="0.0139in" fo:margin-right="0in" table:align="margins" style:writing-mode="lr-tb"/>
    </style:style>
    <style:style style:name="Table2.A" style:family="table-column">
      <style:table-column-properties style:column-width="1.4028in" style:rel-column-width="2020*"/>
    </style:style>
    <style:style style:name="Table2.B" style:family="table-column">
      <style:table-column-properties style:column-width="4.5833in" style:rel-column-width="660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99in" fo:padding-right="0.0799in" fo:padding-top="0in" fo:padding-bottom="0in" fo:border="none"/>
    </style:style>
    <style:style style:name="P1" style:family="paragraph" style:parent-style-name="Bulleted_20_List">
      <style:paragraph-properties fo:margin-left="0.1701in" fo:margin-right="0in" fo:text-indent="-0.1701in" style:auto-text-indent="false"/>
    </style:style>
    <style:style style:name="P2" style:family="paragraph" style:parent-style-name="Body_20_Text_20_1" style:list-style-name="">
      <style:paragraph-properties fo:text-align="start" style:justify-single-word="false" style:text-autospace="none"/>
      <style:text-properties style:font-name="CMSL10" fo:font-size="10pt" style:font-name-asian="CMSL10" style:font-size-asian="10pt" style:font-name-complex="CMSL10" style:font-size-complex="10pt"/>
    </style:style>
    <style:style style:name="P3" style:family="paragraph" style:parent-style-name="Body_20_Text_20_1">
      <style:paragraph-properties fo:margin-top="0.0299in" fo:margin-bottom="0.0299in"/>
    </style:style>
    <style:style style:name="P4" style:family="paragraph" style:parent-style-name="Heading_20_1">
      <style:text-properties fo:font-weight="normal" style:font-weight-asian="normal" style:font-weight-complex="normal"/>
    </style:style>
    <style:style style:name="P5" style:family="paragraph" style:parent-style-name="Bulleted_20_List">
      <style:paragraph-properties fo:margin-left="0.1701in" fo:margin-right="0in" fo:text-indent="-0.1701in" style:auto-text-indent="false"/>
    </style:style>
    <style:style style:name="P6" style:family="paragraph" style:parent-style-name="Bulleted_20_List">
      <style:paragraph-properties fo:margin-left="0.1701in" fo:margin-right="0in" fo:text-indent="-0.1701in" style:auto-text-indent="false"/>
      <style:text-properties style:font-name="CMSL10" fo:font-size="10pt" style:font-name-asian="CMSL10" style:font-size-asian="10pt" style:font-name-complex="CMSL10" style:font-size-complex="10pt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style:font-name="CMR10" fo:font-size="10pt" style:font-name-asian="CMR10" style:font-size-asian="10pt" style:font-name-complex="CMR10" style:font-size-complex="10pt"/>
    </style:style>
    <style:style style:name="P9" style:family="paragraph" style:parent-style-name="Standard" style:list-style-name="L4">
      <style:paragraph-properties fo:text-align="start" style:justify-single-word="false" style:text-autospace="none"/>
      <style:text-properties style:font-name="CMR10" fo:font-size="10pt" style:font-name-asian="CMR10" style:font-size-asian="10pt" style:font-name-complex="CMR10" style:font-size-complex="10pt"/>
    </style:style>
    <style:style style:name="P10" style:family="paragraph" style:parent-style-name="Standard" style:list-style-name="L2">
      <style:text-properties style:font-name="CMR10" fo:font-size="10pt" style:font-name-asian="CMR10" style:font-size-asian="10pt" style:font-name-complex="CMR10" style:font-size-complex="10pt"/>
    </style:style>
    <style:style style:name="P11" style:family="paragraph" style:parent-style-name="Standard" style:list-style-name="L3">
      <style:text-properties style:font-name="CMR10" fo:font-size="10pt" style:font-name-asian="CMR10" style:font-size-asian="10pt" style:font-name-complex="CMR10" style:font-size-complex="10pt"/>
    </style:style>
    <style:style style:name="P12" style:family="paragraph" style:parent-style-name="Standard" style:list-style-name="L5">
      <style:text-properties style:font-name="CMR10" fo:font-size="10pt" style:font-name-asian="CMR10" style:font-size-asian="10pt" style:font-name-complex="CMR10" style:font-size-complex="10pt"/>
    </style:style>
    <style:style style:name="P13" style:family="paragraph" style:parent-style-name="Standard" style:list-style-name="L6">
      <style:text-properties style:font-name="CMR10" fo:font-size="10pt" style:font-name-asian="CMR10" style:font-size-asian="10pt" style:font-name-complex="CMR10" style:font-size-complex="10pt"/>
    </style:style>
    <style:style style:name="P14" style:family="paragraph" style:parent-style-name="Standard" style:list-style-name="L8">
      <style:text-properties style:font-name="CMR10" fo:font-size="10pt" style:font-name-asian="CMR10" style:font-size-asian="10pt" style:font-name-complex="CMR10" style:font-size-complex="10pt"/>
    </style:style>
    <style:style style:name="P15" style:family="paragraph" style:parent-style-name="Standard" style:list-style-name="L4">
      <style:paragraph-properties fo:text-align="start" style:justify-single-word="false" style:text-autospace="none"/>
    </style:style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5"/>
    <style:style style:name="P19" style:family="paragraph" style:parent-style-name="Standard">
      <style:text-properties style:font-name="Century Gothic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Standard" style:list-style-name="L8"/>
    <style:style style:name="P23" style:family="paragraph" style:parent-style-name="Your_20_Name">
      <style:paragraph-properties fo:text-align="center" style:justify-single-word="false"/>
    </style:style>
    <style:style style:name="P24" style:family="paragraph" style:parent-style-name="Footer">
      <style:paragraph-properties fo:margin-left="0in" fo:margin-right="0in" fo:text-align="end" style:justify-single-word="false" fo:text-indent="0in" style:auto-text-indent="false" fo:break-before="column"/>
      <style:text-properties style:font-name="Century Gothic"/>
    </style:style>
    <style:style style:name="P25" style:family="paragraph" style:parent-style-name="Footer">
      <style:paragraph-properties fo:margin-left="0in" fo:margin-right="0in" fo:text-align="end" style:justify-single-word="false" fo:text-indent="0in" style:auto-text-indent="false"/>
      <style:text-properties style:font-name="Century Gothic" fo:font-size="8pt" fo:font-weight="normal" style:font-size-asian="8pt" style:font-weight-asian="normal" style:font-size-complex="8pt"/>
    </style:style>
    <style:style style:name="P26" style:family="paragraph" style:parent-style-name="Contact_20_Info">
      <style:paragraph-properties fo:text-align="center" style:justify-single-word="false"/>
    </style:style>
    <style:style style:name="T1" style:family="text">
      <style:text-properties style:font-name="CMR10" fo:font-size="10pt" style:font-name-asian="CMR10" style:font-size-asian="10pt" style:font-name-complex="CMR10" style:font-size-complex="10pt"/>
    </style:style>
    <style:style style:name="T2" style:family="text">
      <style:text-properties style:font-name="CMR10" style:font-name-asian="CMR10" style:font-name-complex="CMR10"/>
    </style:style>
    <style:style style:name="T3" style:family="text">
      <style:text-properties style:font-name="CMSL10" fo:font-size="10pt" fo:font-style="italic" style:font-name-asian="CMSL10" style:font-size-asian="10pt" style:font-style-asian="italic" style:font-name-complex="CMSL10" style:font-size-complex="10pt" style:font-style-complex="italic"/>
    </style:style>
    <style:style style:name="T4" style:family="text">
      <style:text-properties style:font-name="CMSY10" style:font-name-asian="CMSY10" style:font-name-complex="CMSY10"/>
    </style:style>
    <style:style style:name="T5" style:family="text">
      <style:text-properties style:font-name="CMBX10" fo:font-size="10pt" style:font-name-asian="CMBX10" style:font-size-asian="10pt" style:font-name-complex="CMBX10" style:font-size-complex="10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P23">Derek D. Miller</text:p>
            </table:table-cell>
          </table:table-row>
          <table:table-row table:style-name="Table1.1">
            <table:table-cell table:style-name="Table1.A2" office:value-type="string">
              <text:p text:style-name="P26">5109 Jacobs Creek Ct.</text:p>
              <text:p text:style-name="P26">Austin, TX 78749</text:p>
              <text:p text:style-name="P26">+1.512.695.7998 or +1.512.670.8336</text:p>
              <text:p text:style-name="P26">derekdelmiller@gmail.com</text:p>
            </table:table-cell>
          </table:table-row>
        </table:table-header-rows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h text:style-name="Heading_20_1" text:outline-level="1">Summary of Qualifications</text:h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list xml:id="list30580110" text:style-name="L1">
              <text:list-item>
                <text:p text:style-name="P7"><text:span text:style-name="T1">Professional experience architecting security and content protection solutions for SoC hardware, software, and rmware</text:span></text:p>
              </text:list-item>
              <text:list-item>
                <text:p text:style-name="P7"><text:span text:style-name="T1">Professional experience in Software Development in C, C++, and perl in Windows and Linux (g++, Visual Studio, gdb) - both tool software and system software</text:span></text:p>
              </text:list-item>
              <text:list-item>
                <text:p text:style-name="P8">Professional experience in Logic Design and hardware validation</text:p>
              </text:list-item>
            </text:list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h text:style-name="Heading_20_1" text:outline-level="1">Professional Experience</text:h>
          </table:table-cell>
          <table:covered-table-cell/>
        </table:table-row>
        <table:table-row table:style-name="Table2.1">
          <table:table-cell table:style-name="Table2.A1" office:value-type="string">
            <text:h text:style-name="P4" text:outline-level="1">September 2012 to present</text:h>
          </table:table-cell>
          <table:table-cell table:style-name="Table2.A1" office:value-type="string">
            <text:p text:style-name="Body_20_Text_20_1"><text:span text:style-name="T3">Security Software Architect</text:span></text:p>
            <text:p text:style-name="Text_20_body">Samsung System LSI, Austin, TX</text:p>
            <text:list xml:id="list30624445" text:style-name="L2">
              <text:list-item>
                <text:p text:style-name="P16"><text:span text:style-name="T1">Architected, documented, and oversaw implementation of a Secure Boot system for a new ARM-based platform from scratch that utilized X.509 certicates for firmware authentication</text:span></text:p>
              </text:list-item>
              <text:list-item>
                <text:p text:style-name="P10">Implemented cryptographic functions and an X.509 decoder for ROMand rmware</text:p>
              </text:list-item>
              <text:list-item>
                <text:p text:style-name="P10">Developed code that interfaced to proprietary cryptographic accelerator and key management hardware, including implementing RSA authentication utilizing an <text:s/>accelerator that utilized Montgomery Multiplication</text:p>
              </text:list-item>
              <text:list-item>
                <text:p text:style-name="P10">Architected, documented, and oversaw implementation of a solution for OpenSSL to utilize a proprietary cryptographic accelerator through an OpenSSL engine and a Linux kernel mode driver</text:p>
              </text:list-item>
              <text:list-item>
                <text:p text:style-name="P10">Architected, documented, and oversaw implementation of a solution for TLS private key protection utilizing ARM's TrustZone technology</text:p>
              </text:list-item>
              <text:list-item>
                <text:p text:style-name="P10">Determined hardware requirements and provided consultations to the hardware team regarding design details and overall hardware strategy</text:p>
              </text:list-item>
              <text:list-item>
                <text:p text:style-name="P10">Participated in specication and benchmark development in several industry consortia, including UEFI, Trusted Computing Group, and EEMBC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September 2010 to June 2012</text:p>
          </table:table-cell>
          <table:table-cell table:style-name="Table2.A1" office:value-type="string">
            <text:p text:style-name="Body_20_Text_20_1"><text:span text:style-name="T6">Security Architect</text:span></text:p>
            <text:p text:style-name="Body_20_Text_20_1">Intel IDG, Austin, TX</text:p>
            <text:list xml:id="list30665904" text:style-name="L3">
              <text:list-item>
                <text:p text:style-name="P11">Designed and oversaw implementation of security architecture of SoCs for the cellphone, tablet, and netbook markets<text:span text:style-name="T4"/></text:p>
              </text:list-item>
              <text:list-item>
                <text:p text:style-name="P17"><text:span text:style-name="T1">Designed and oversaw implementation of media content protection hardware and software for SoCs in the cellphone, tablet and netbook markets</text:span></text:p>
              </text:list-item>
              <text:list-item>
                <text:p text:style-name="P17"><text:span text:style-name="T1">Managed IP supplier relationships and deliverables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March 2008 to August 2010</text:p>
          </table:table-cell>
          <table:table-cell table:style-name="Table2.A1" office:value-type="string">
            <text:p text:style-name="P2"><text:span text:style-name="T6">Graphics Driver Software Developer</text:span></text:p>
            <text:p text:style-name="P2"><text:soft-page-break/><text:span text:style-name="T2">Intel Visual Computing Group, Austin, TX</text:span></text:p>
            <text:list xml:id="list30678575" text:style-name="L4">
              <text:list-item>
                <text:p text:style-name="P9">Designed and tested a Windows 7 OpenGL driver for an experimental high-performance discrete graphics chip</text:p>
              </text:list-item>
              <text:list-item>
                <text:p text:style-name="P9">Designed and debugged elements of a software rasterizer</text:p>
              </text:list-item>
              <text:list-item>
                <text:p text:style-name="P15"><text:span text:style-name="T1">Designed and debugged rmware for a multiprocessor, multi-threaded SIMD x86 architecture with texture sampling co-processors</text:span><text:span text:style-name="T5"> - </text:span><text:span text:style-name="T1">Code was a mixture of ANSI C and x86 assembly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May 2004 to March 2008</text:p>
          </table:table-cell>
          <table:table-cell table:style-name="Table2.A1" office:value-type="string">
            <text:p text:style-name="P1"><text:span text:style-name="T6">Compontent Design Engineer</text:span></text:p>
            <text:p text:style-name="P1">Intel Chipset Group</text:p>
            <text:list xml:id="list30681007" text:style-name="L5">
              <text:list-item>
                <text:p text:style-name="P12">Logic Designer (in Verilog) of cryptographic functions for integrated graphics chips, including OMAC and AES</text:p>
              </text:list-item>
              <text:list-item>
                <text:p text:style-name="P12">Developed functional simulators in C++ for HDCP, HDMI, memory paging systems, and various other graphics and media functions</text:p>
              </text:list-item>
              <text:list-item>
                <text:p text:style-name="P18"><text:span text:style-name="T1">Developed an asynchronous interrupt validation methodology for the preemptive multitasking of a 3D graphics pipeline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December 2000 to May 2004</text:p>
          </table:table-cell>
          <table:table-cell table:style-name="Table2.A1" office:value-type="string">
            <text:p text:style-name="P6"><text:span text:style-name="T6">CAD Engineer</text:span></text:p>
            <text:p text:style-name="P6">Intel Processor Architecture Group</text:p>
            <text:list xml:id="list30687915" text:style-name="L6">
              <text:list-item>
                <text:p text:style-name="P13">Developed RTL simulators (C/C++, Verilog)</text:p>
              </text:list-item>
              <text:list-item>
                <text:p text:style-name="P20"><text:span text:style-name="T1">Developed front-end design tools for semiconductor design (C/C++, perl, Verilog) utilizing both internal and vendor APIs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April 2000 to December 2000</text:p>
          </table:table-cell>
          <table:table-cell table:style-name="Table2.A1" office:value-type="string">
            <text:p text:style-name="P6"><text:span text:style-name="T6">Software Developer</text:span></text:p>
            <text:p text:style-name="P6">Motorola Smartcard Solutions Division</text:p>
            <text:list xml:id="list30702652" text:style-name="L7">
              <text:list-item>
                <text:p text:style-name="P21"><text:span text:style-name="T1">Developed encryption software for smartcard manufacturing using the IBM4758cryptography board and its API (C/C++)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9">April 1998 to April 2000</text:p>
          </table:table-cell>
          <table:table-cell table:style-name="Table2.A1" office:value-type="string">
            <text:p text:style-name="P6"><text:span text:style-name="T6">Systems Engineer</text:span></text:p>
            <text:p text:style-name="P6">Motorola Satellite Communications Group</text:p>
            <text:list xml:id="list30734643" text:style-name="L8">
              <text:list-item>
                <text:p text:style-name="P14">Developed support and integration software for the Iridium satellite communications system (perl, C, C++)</text:p>
              </text:list-item>
              <text:list-item>
                <text:p text:style-name="P22"><text:span text:style-name="T1">Developed satellite simulation software for a 77 satellite constellation, including calculations of the eects of Doppler shift on call completion rates</text:span></text:p>
              </text:list-item>
            </text:list>
          </table:table-cell>
        </table:table-row>
        <table:table-row table:style-name="Table2.1">
          <table:table-cell table:style-name="Table2.A1" table:number-columns-spanned="2" office:value-type="string">
            <text:h text:style-name="Heading_20_1" text:outline-level="1">Education</text:h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3"><text:span text:style-name="T6">Master of Science</text:span>, Circuit Design, 4.0 GPA December 2006</text:p>
            <text:p text:style-name="P3">The University of Texas at Austin</text:p>
            <text:p text:style-name="Body_20_Text_20_1"><text:span text:style-name="T6">Bachelor of Science</text:span>, Engineering Physics, 3.7GPA December 1997</text:p>
            <text:p text:style-name="P3">The university of Oklahoma</text:p>
            <text:p text:style-name="P3">Concentration: Computer Engineering</text:p>
            <text:p text:style-name="P1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MBX10" svg:font-family="CMBX10"/>
    <style:font-face style:name="CMR10" svg:font-family="CMR10"/>
    <style:font-face style:name="CMSL10" svg:font-family="CMSL10"/>
    <style:font-face style:name="CMSY10" svg:font-family="CMSY10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417in" style:line-height-at-least="0.1528in" fo:text-align="justify" style:justify-single-word="false"/>
      <style:text-properties fo:letter-spacing="-0.00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528in" fo:margin-bottom="0in" style:line-height-at-least="0.1528in"/>
      <style:text-properties style:font-name="Century Gothic" fo:font-size="11pt" fo:letter-spacing="-0.0071in" fo:font-weight="bold" style:font-size-asian="11pt" style:font-weight-asian="bold" style:font-size-complex="11pt"/>
    </style:style>
    <style:style style:name="Bulleted_20_List" style:display-name="Bulleted List" style:family="paragraph" style:parent-style-name="Text_20_body" style:default-outline-level="">
      <style:paragraph-properties>
        <style:tab-stops/>
      </style:paragraph-properties>
    </style:style>
    <style:style style:name="Body_20_Text_20_1" style:display-name="Body Text 1" style:family="paragraph" style:parent-style-name="Standard" style:default-outline-level="">
      <style:paragraph-properties fo:margin-top="0.1665in" fo:margin-bottom="0.028in" style:line-height-at-least="0.1528in">
        <style:tab-stops>
          <style:tab-stop style:position="1.5in"/>
          <style:tab-stop style:position="4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-1.5in" fo:margin-right="0in" style:line-height-at-least="0.1528in" fo:text-align="justify" style:justify-single-word="false" fo:text-indent="0in" style:auto-text-indent="false" text:number-lines="false" text:line-number="0">
        <style:tab-stops>
          <style:tab-stop style:position="4.75in" style:type="right"/>
        </style:tab-stops>
      </style:paragraph-properties>
      <style:text-properties fo:font-size="9pt" fo:font-weight="bold" style:font-size-asian="9pt" style:font-weight-asian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Your_20_Name" style:display-name="Your Name" style:family="paragraph" style:parent-style-name="Standard" style:default-outline-level="">
      <style:paragraph-properties fo:text-align="end" style:justify-single-word="false"/>
      <style:text-properties style:font-name="Century Gothic" fo:font-size="16pt" fo:font-weight="bold" style:font-size-asian="16pt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417in" fo:margin-bottom="0in" fo:text-align="end" style:justify-single-word="false"/>
      <style:text-properties style:font-name="Century Gothic" fo:font-size="8pt" style:font-size-asian="8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style:font-name-asian="Calibri1" style:font-size-asian="11pt" style:font-size-complex="11pt"/>
    </style:style>
    <style:style style:name="Box" style:family="paragraph" style:parent-style-name="Standard" style:default-outline-level="">
      <style:paragraph-properties fo:line-height="0.1945in"/>
      <style:text-properties fo:color="#323232" style:font-name-asian="Calibri1" style:font-name-complex="Arial2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693in"/>
      <style:text-properties style:font-name="Times New Roman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>
      <style:text-properties style:font-name="Arial1"/>
    </style:style>
    <style:style style:name="Balloon_20_Text_20_Char" style:display-name="Balloon Text Char" style:family="tex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Calibri1" style:font-name-complex="Calibri1"/>
    </style:style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in" fo:text-align="end" style:justify-single-word="false" fo:text-indent="0in" style:auto-text-indent="false" fo:break-before="column"/>
      <style:text-properties style:font-name="Century Gothic"/>
    </style:style>
    <style:style style:name="MP2" style:family="paragraph" style:parent-style-name="Footer">
      <style:paragraph-properties fo:margin-left="0in" fo:margin-right="0in" fo:text-align="end" style:justify-single-word="false" fo:text-indent="0in" style:auto-text-indent="false"/>
      <style:text-properties style:font-name="Century Gothic" fo:font-size="8pt" fo:font-weight="normal" style:font-size-asian="8pt" style:font-weight-asian="normal" style:font-size-complex="8pt"/>
    </style:style>
    <style:page-layout style:name="Mpm1">
      <style:page-layout-properties fo:page-width="8.5in" fo:page-height="11in" style:num-format="1" style:print-orientation="portrait" fo:margin-top="0.75in" fo:margin-bottom="0.6701in" fo:margin-left="1.25in" fo:margin-right="1.25in" style:writing-mode="lr-tb" style:layout-grid-color="#c0c0c0" style:layout-grid-lines="24333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799in" fo:margin-left="0in" fo:margin-right="0in" fo:margin-top="0.04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5in" fo:margin-bottom="0.6701in" fo:margin-left="1.25in" fo:margin-right="1.25in" style:writing-mode="lr-tb" style:layout-grid-color="#c0c0c0" style:layout-grid-lines="24333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erek D. Miller</text:p>
        <text:p text:style-name="MP2">5109 Jacobs Creek Ct.</text:p>
        <text:p text:style-name="MP2">Austin, TX 78749</text:p>
        <text:p text:style-name="MP2">+1.512.695.7998 or +1.512.670.8336</text:p>
        <text:p text:style-name="MP2">derekdelmiller@gmail.com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subject>Free templates from www.hloom.com</dc:subject>
    <dc:description>&lt;p&gt;General Office resume template in a traditional style. This resume will work for a variety of job positions and for a versatile person who has various experiences in different areas. This resume is provided under Creative Commons by hloom.com. Download &lt;a href="http://www.hloom.com/download-professional-resume-templates/"&gt;more resume templates&lt;/a&gt;.&lt;/p&gt;</dc:description>
    <meta:editing-cycles>1</meta:editing-cycles>
    <meta:creation-date>2014-05-15T10:41:58.96</meta:creation-date>
    <meta:editing-duration>P0D</meta:editing-duration>
    <meta:generator>OpenOffice.org/3.3$Win32 OpenOffice.org_project/330m20$Build-9567</meta:generator>
    <meta:keyword>professional</meta:keyword>
    <meta:keyword>business</meta:keyword>
    <meta:keyword>resume</meta:keyword>
    <meta:keyword>free</meta:keyword>
    <meta:keyword>office</meta:keyword>
    <meta:keyword>templates</meta:keyword>
    <dc:title>OpenOffice Resume Template</dc:title>
    <meta:document-statistic meta:table-count="2" meta:image-count="0" meta:object-count="0" meta:page-count="2" meta:paragraph-count="63" meta:word-count="565" meta:character-count="3961"/>
    <meta:user-defined meta:name="AppVersion">12.0000</meta:user-defined>
    <meta:user-defined meta:name="Company">www.hloom.com</meta:user-defined>
    <meta:user-defined meta:name="DocSecurity" meta:value-type="float">0</meta:user-defined>
    <meta:user-defined meta:name="HyperlinksChanged" meta:value-type="boolean">false</meta:user-defined>
    <meta:user-defined meta:name="License" meta:value-type="string">Creative Commons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Business</meta:user-defined>
  </office:meta>
</office:document-meta>
</file>